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58512B75274E0D6E30.png" manifest:media-type="image/png"/>
  <manifest:file-entry manifest:full-path="Pictures/10000201000004B0000002586D3C08DE4ADC3621.png" manifest:media-type="image/png"/>
  <manifest:file-entry manifest:full-path="Pictures/10000201000004AE000002558EABAF9613814D9E.png" manifest:media-type="image/png"/>
  <manifest:file-entry manifest:full-path="Pictures/10000201000004B00000025852D4C388FEC5693F.png" manifest:media-type="image/png"/>
  <manifest:file-entry manifest:full-path="Pictures/100002010000012C00000190A2E3B143BC4090FD.png" manifest:media-type="image/png"/>
  <manifest:file-entry manifest:full-path="Pictures/100002010000012D000001171B8CD871A864169D.png" manifest:media-type="image/png"/>
  <manifest:file-entry manifest:full-path="Pictures/100002010000012C000001904A4BD12CA92A3784.png" manifest:media-type="image/png"/>
  <manifest:file-entry manifest:full-path="Pictures/100002010000021A00000165A62A82170D4AF47E.png" manifest:media-type="image/png"/>
  <manifest:file-entry manifest:full-path="Pictures/100002010000012F00000190CF02D4E2FC5651B0.png" manifest:media-type="image/png"/>
  <manifest:file-entry manifest:full-path="Pictures/10000201000004B00000025852449F647FDD1F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937cm" svg:height="10.582cm" svg:x="5.563cm" svg:y="27.918cm">
          <draw:image xlink:href="Pictures/100002010000012C000001904A4BD12CA92A3784.png" xlink:type="simple" xlink:show="embed" xlink:actuate="onLoad">
            <text:p/>
          </draw:image>
        </draw:frame>
        <draw:frame draw:style-name="gr1" draw:text-style-name="P1" draw:layer="layout" svg:width="7.937cm" svg:height="10.582cm" svg:x="23.4cm" svg:y="12.318cm">
          <draw:image xlink:href="Pictures/100002010000012C00000190A2E3B143BC4090FD.png" xlink:type="simple" xlink:show="embed" xlink:actuate="onLoad">
            <text:p/>
          </draw:image>
        </draw:frame>
        <draw:frame draw:style-name="gr1" draw:text-style-name="P1" draw:layer="layout" svg:width="14.234cm" svg:height="9.445cm" svg:x="38.5cm" svg:y="2.8cm">
          <draw:image xlink:href="Pictures/100002010000021A00000165A62A82170D4AF47E.png" xlink:type="simple" xlink:show="embed" xlink:actuate="onLoad">
            <text:p/>
          </draw:image>
        </draw:frame>
        <draw:frame draw:style-name="gr1" draw:text-style-name="P1" draw:layer="layout" svg:width="7.963cm" svg:height="7.381cm" svg:x="58.637cm" svg:y="4.4cm">
          <draw:image xlink:href="Pictures/100002010000012D000001171B8CD871A864169D.png" xlink:type="simple" xlink:show="embed" xlink:actuate="onLoad">
            <text:p/>
          </draw:image>
        </draw:frame>
        <draw:line draw:style-name="gr2" draw:text-style-name="P1" draw:layer="layout" svg:x1="11.3cm" svg:y1="30.4cm" svg:x2="23.4cm" svg:y2="22.4cm">
          <text:p/>
        </draw:line>
        <draw:line draw:style-name="gr2" draw:text-style-name="P1" draw:layer="layout" svg:x1="29.4cm" svg:y1="15.3cm" svg:x2="39.2cm" svg:y2="11.5cm">
          <text:p/>
        </draw:line>
        <draw:line draw:style-name="gr2" draw:text-style-name="P1" draw:layer="layout" svg:x1="47.9cm" svg:y1="11.7cm" svg:x2="59cm" svg:y2="6.1cm">
          <text:p/>
        </draw:line>
        <draw:line draw:style-name="gr2" draw:text-style-name="P1" draw:layer="layout" svg:x1="64.9cm" svg:y1="6.6cm" svg:x2="79.6cm" svg:y2="6.9cm">
          <text:p/>
        </draw:line>
        <draw:frame draw:style-name="gr1" draw:text-style-name="P1" draw:layer="layout" svg:width="8.016cm" svg:height="10.582cm" svg:x="23.384cm" svg:y="36.018cm">
          <draw:image xlink:href="Pictures/100002010000012F00000190CF02D4E2FC5651B0.png" xlink:type="simple" xlink:show="embed" xlink:actuate="onLoad">
            <text:p/>
          </draw:image>
        </draw:frame>
        <draw:line draw:style-name="gr2" draw:text-style-name="P1" draw:layer="layout" svg:x1="29.5cm" svg:y1="17.7cm" svg:x2="46.3cm" svg:y2="23.1cm">
          <text:p/>
        </draw:line>
        <draw:line draw:style-name="gr2" draw:text-style-name="P1" draw:layer="layout" svg:x1="28.9cm" svg:y1="20.6cm" svg:x2="13.3cm" svg:y2="30.9cm">
          <text:p/>
        </draw:line>
        <draw:line draw:style-name="gr2" draw:text-style-name="P1" draw:layer="layout" svg:x1="11.2cm" svg:y1="33.4cm" svg:x2="24.1cm" svg:y2="37cm">
          <text:p/>
        </draw:line>
        <draw:line draw:style-name="gr2" draw:text-style-name="P1" draw:layer="layout" svg:x1="26.1cm" svg:y1="44cm" svg:x2="13cm" svg:y2="38cm">
          <text:p/>
        </draw:line>
        <draw:line draw:style-name="gr2" draw:text-style-name="P1" draw:layer="layout" svg:x1="29.5cm" svg:y1="39cm" svg:x2="45.1cm" svg:y2="36cm">
          <text:p/>
        </draw:line>
        <draw:frame draw:style-name="gr1" draw:text-style-name="P1" draw:layer="layout" svg:width="14.234cm" svg:height="9.445cm" svg:x="44.666cm" svg:y="34.355cm">
          <draw:image xlink:href="Pictures/100002010000021A00000165A62A82170D4AF47E.png" xlink:type="simple" xlink:show="embed" xlink:actuate="onLoad">
            <text:p/>
          </draw:image>
        </draw:frame>
        <draw:line draw:style-name="gr2" draw:text-style-name="P1" draw:layer="layout" svg:x1="29.7cm" svg:y1="41.7cm" svg:x2="44.4cm" svg:y2="54.5cm">
          <text:p/>
        </draw:line>
        <draw:line draw:style-name="gr2" draw:text-style-name="P1" draw:layer="layout" svg:x1="54.5cm" svg:y1="43.3cm" svg:x2="67.3cm" svg:y2="41.9cm">
          <text:p/>
        </draw:line>
        <draw:frame draw:style-name="gr3" draw:text-style-name="P2" draw:layer="layout" svg:width="31.749cm" svg:height="15.874cm" svg:x="79.751cm" svg:y="2cm">
          <draw:image xlink:href="Pictures/10000201000004B00000025852449F647FDD1F31.png" xlink:type="simple" xlink:show="embed" xlink:actuate="onLoad">
            <text:p/>
          </draw:image>
        </draw:frame>
        <draw:frame draw:style-name="gr3" draw:text-style-name="P2" draw:layer="layout" svg:width="31.749cm" svg:height="15.874cm" svg:x="42.251cm" svg:y="50.1cm">
          <draw:image xlink:href="Pictures/10000201000004B00000025852D4C388FEC5693F.png" xlink:type="simple" xlink:show="embed" xlink:actuate="onLoad">
            <text:p/>
          </draw:image>
        </draw:frame>
        <draw:frame draw:style-name="gr3" draw:text-style-name="P2" draw:layer="layout" svg:width="31.696cm" svg:height="15.795cm" svg:x="76.8cm" svg:y="61.605cm">
          <draw:image xlink:href="Pictures/10000201000004AE000002558EABAF9613814D9E.png" xlink:type="simple" xlink:show="embed" xlink:actuate="onLoad">
            <text:p/>
          </draw:image>
        </draw:frame>
        <draw:line draw:style-name="gr2" draw:text-style-name="P1" draw:layer="layout" svg:x1="71.2cm" svg:y1="64.7cm" svg:x2="85.5cm" svg:y2="67.2cm">
          <text:p/>
        </draw:line>
        <draw:frame draw:style-name="gr3" draw:text-style-name="P2" draw:layer="layout" svg:width="31.749cm" svg:height="15.874cm" svg:x="67.6cm" svg:y="32.026cm">
          <draw:image xlink:href="Pictures/10000201000004B0000002586D3C08DE4ADC3621.png" xlink:type="simple" xlink:show="embed" xlink:actuate="onLoad">
            <text:p/>
          </draw:image>
        </draw:frame>
        <draw:line draw:style-name="gr2" draw:text-style-name="P1" draw:layer="layout" svg:x1="97.9cm" svg:y1="47.1cm" svg:x2="96.1cm" svg:y2="66.1cm">
          <text:p/>
        </draw:line>
        <draw:frame draw:style-name="gr3" draw:text-style-name="P2" draw:layer="layout" svg:width="31.749cm" svg:height="15.874cm" svg:x="46.5cm" svg:y="15.126cm">
          <draw:image xlink:href="Pictures/10000201000004B000000258512B75274E0D6E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17:39:05.035109934</meta:creation-date>
    <dc:date>2020-04-08T21:36:41.153940117</dc:date>
    <meta:editing-duration>PT7M57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